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4.292cm" style:rel-column-width="2433*"/>
    </style:style>
    <style:style style:name="Tabla1.B" style:family="table-column">
      <style:table-column-properties style:column-width="14.709cm" style:rel-column-width="833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4.292cm" style:rel-column-width="2433*"/>
    </style:style>
    <style:style style:name="Tabla2.B" style:family="table-column">
      <style:table-column-properties style:column-width="14.709cm" style:rel-column-width="8339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4.292cm" style:rel-column-width="2433*"/>
    </style:style>
    <style:style style:name="Tabla3.B" style:family="table-column">
      <style:table-column-properties style:column-width="14.709cm" style:rel-column-width="833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292cm" style:rel-column-width="2433*"/>
    </style:style>
    <style:style style:name="Tabla4.B" style:family="table-column">
      <style:table-column-properties style:column-width="14.709cm" style:rel-column-width="8339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51e" officeooo:paragraph-rsid="001ef51e"/>
    </style:style>
    <style:style style:name="P2" style:family="paragraph" style:parent-style-name="Standard">
      <style:text-properties officeooo:rsid="001f3ca6" officeooo:paragraph-rsid="001f3ca6"/>
    </style:style>
    <style:style style:name="P3" style:family="paragraph" style:parent-style-name="Standard">
      <style:text-properties officeooo:rsid="001fd370" officeooo:paragraph-rsid="001fd370"/>
    </style:style>
    <style:style style:name="P4" style:family="paragraph" style:parent-style-name="Standard">
      <style:paragraph-properties fo:text-align="center" style:justify-single-word="false"/>
      <style:text-properties fo:font-size="22pt" fo:font-style="italic" fo:font-weight="bold" officeooo:rsid="001ef51e" officeooo:paragraph-rsid="001ef51e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Standard">
      <style:text-properties officeooo:rsid="00209188" officeooo:paragraph-rsid="00209188"/>
    </style:style>
    <style:style style:name="P6" style:family="paragraph" style:parent-style-name="Table_20_Contents">
      <style:text-properties officeooo:rsid="0021b117" officeooo:paragraph-rsid="0021b117"/>
    </style:style>
    <style:style style:name="P7" style:family="paragraph" style:parent-style-name="Table_20_Contents">
      <style:text-properties officeooo:rsid="0021b117" officeooo:paragraph-rsid="00227afa"/>
    </style:style>
    <style:style style:name="P8" style:family="paragraph" style:parent-style-name="Table_20_Contents">
      <style:text-properties officeooo:rsid="00227afa" officeooo:paragraph-rsid="00227afa"/>
    </style:style>
    <style:style style:name="P9" style:family="paragraph" style:parent-style-name="Table_20_Contents">
      <style:text-properties officeooo:rsid="0023b755" officeooo:paragraph-rsid="0023b755"/>
    </style:style>
    <style:style style:name="P10" style:family="paragraph" style:parent-style-name="Table_20_Contents" style:list-style-name="L1">
      <style:text-properties officeooo:rsid="0023b755" officeooo:paragraph-rsid="0023b755"/>
    </style:style>
    <style:style style:name="P11" style:family="paragraph" style:parent-style-name="Table_20_Contents" style:list-style-name="L1">
      <style:text-properties officeooo:rsid="0024b53f" officeooo:paragraph-rsid="0024b53f"/>
    </style:style>
    <style:style style:name="P12" style:family="paragraph" style:parent-style-name="Table_20_Contents">
      <style:text-properties officeooo:rsid="0024b53f" officeooo:paragraph-rsid="0024b53f"/>
    </style:style>
    <style:style style:name="P13" style:family="paragraph" style:parent-style-name="Table_20_Contents">
      <style:text-properties officeooo:rsid="00252740" officeooo:paragraph-rsid="00252740"/>
    </style:style>
    <style:style style:name="P14" style:family="paragraph" style:parent-style-name="Table_20_Contents">
      <style:text-properties officeooo:rsid="00257f38" officeooo:paragraph-rsid="00257f38"/>
    </style:style>
    <style:style style:name="P15" style:family="paragraph" style:parent-style-name="Table_20_Contents">
      <style:text-properties officeooo:rsid="00274795" officeooo:paragraph-rsid="00274795"/>
    </style:style>
    <style:style style:name="P16" style:family="paragraph" style:parent-style-name="Table_20_Contents">
      <style:text-properties officeooo:rsid="00290ded" officeooo:paragraph-rsid="00290ded"/>
    </style:style>
    <style:style style:name="P17" style:family="paragraph" style:parent-style-name="Table_20_Contents" style:list-style-name="L2">
      <style:text-properties officeooo:rsid="00290ded" officeooo:paragraph-rsid="00290ded"/>
    </style:style>
    <style:style style:name="P18" style:family="paragraph" style:parent-style-name="Table_20_Contents">
      <style:text-properties officeooo:rsid="002b08a7" officeooo:paragraph-rsid="002b08a7"/>
    </style:style>
    <style:style style:name="P19" style:family="paragraph" style:parent-style-name="Table_20_Contents">
      <style:paragraph-properties fo:text-align="center" style:justify-single-word="false"/>
      <style:text-properties officeooo:rsid="002b08a7" officeooo:paragraph-rsid="002b08a7"/>
    </style:style>
    <style:style style:name="P20" style:family="paragraph" style:parent-style-name="Table_20_Contents" style:list-style-name="L3">
      <style:text-properties officeooo:rsid="002b08a7" officeooo:paragraph-rsid="002b08a7"/>
    </style:style>
    <style:style style:name="P21" style:family="paragraph" style:parent-style-name="Table_20_Contents">
      <style:text-properties officeooo:rsid="002d026a" officeooo:paragraph-rsid="002d026a"/>
    </style:style>
    <style:style style:name="T1" style:family="text">
      <style:text-properties officeooo:rsid="00257f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untes HTML</text:p>
      <text:p text:style-name="P1"/>
      <text:p text:style-name="P2">Estructura Básica:</text:p>
      <text:p text:style-name="P2">&lt;!DOCTYPE HTML&gt;</text:p>
      <text:p text:style-name="P2">&lt;HTML lang=”es”&gt;</text:p>
      <text:p text:style-name="P2"><text:tab/>&lt;HEAD&gt;</text:p>
      <text:p text:style-name="P2"><text:tab/><text:tab/>&lt;META charset=”utf8”/&gt;</text:p>
      <text:p text:style-name="P2"><text:tab/><text:tab/>&lt;TITLE&gt;Título&lt;/TITLE&gt;</text:p>
      <text:p text:style-name="P2"><text:tab/>&lt;/HEAD&gt;</text:p>
      <text:p text:style-name="P2"><text:tab/></text:p>
      <text:p text:style-name="P2"><text:tab/>&lt;BODY&gt;</text:p>
      <text:p text:style-name="P2"><text:tab/><text:tab/></text:p>
      <text:p text:style-name="P2"><text:tab/>&lt;/BODY&gt;</text:p>
      <text:p text:style-name="P2">&lt;/HTML&gt;</text:p>
      <text:p text:style-name="P3"/>
      <text:p text:style-name="P1"/>
      <text:p text:style-name="P5">Etiqueta meta para descripción:</text:p>
      <text:p text:style-name="P5"><text:tab/>&lt;META name=”description” content=”Es un ejemplo del contenido”/&gt;</text:p>
      <text:p text:style-name="P5"/>
      <text:p text:style-name="P5">Identificar cabecera del sitio, cabecera de sección y artículo con la etiqueta &lt;HEADER&gt;</text:p>
      <text:p text:style-name="P5">El título principal será en &lt;H1&gt; pero en las cabeceras de los &lt;SECTION&gt; es conveniente usar &lt;H2&gt; y ya para cada artículo &lt;H3&gt;. Es conveniente no abusar, en algunos casos es mejor poner manualmente la letra más grande y aplicarle formato negrita utilizando algún medio como &lt;SPAN&gt;</text:p>
      <text:p text:style-name="P5"><text:tab/>&lt;HEADER&gt;</text:p>
      <text:p text:style-name="P5"><text:tab/><text:tab/>&lt;H1&gt;titulo web visible&lt;/H1&gt;</text:p>
      <text:p text:style-name="P5"><text:tab/><text:tab/>&lt;P&gt;Párrafo con descripción&lt;/P&gt;</text:p>
      <text:p text:style-name="P5"><text:tab/><text:tab/>&lt;IMG src=”imagendefondo” alt=”logo”/&gt;</text:p>
      <text:p text:style-name="P5"><text:tab/>&lt;/HEADER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ETIQUETA</text:p>
          </table:table-cell>
          <table:table-cell table:style-name="Tabla1.B1" office:value-type="string">
            <text:p text:style-name="P6">Descripción</text:p>
          </table:table-cell>
        </table:table-row>
        <table:table-row>
          <table:table-cell table:style-name="Tabla1.A2" office:value-type="string">
            <text:p text:style-name="P6">ASIDE</text:p>
          </table:table-cell>
          <table:table-cell table:style-name="Tabla1.B2" office:value-type="string">
            <text:p text:style-name="P6">Destaca contenido sin relación a la web, también muy utilizado para menú lateral</text:p>
          </table:table-cell>
        </table:table-row>
        <table:table-row>
          <table:table-cell table:style-name="Tabla1.A2" office:value-type="string">
            <text:p text:style-name="P6">FOOTER</text:p>
          </table:table-cell>
          <table:table-cell table:style-name="Tabla1.B2" office:value-type="string">
            <text:p text:style-name="P6">Marca el pie de página (Copyright y autor) pero también puede ser utilizado al pie de diversos artículos de la página</text:p>
          </table:table-cell>
        </table:table-row>
        <table:table-row>
          <table:table-cell table:style-name="Tabla1.A2" office:value-type="string">
            <text:p text:style-name="P6">NAV</text:p>
          </table:table-cell>
          <table:table-cell table:style-name="Tabla1.B2" office:value-type="string">
            <text:p text:style-name="P6">Para crear o Agrupar vínculos, normalmente contienen una barra de vínculos creada con listas &lt;UL&gt;,&lt;OL&gt;</text:p>
          </table:table-cell>
        </table:table-row>
        <table:table-row>
          <table:table-cell table:style-name="Tabla1.A2" office:value-type="string">
            <text:p text:style-name="P6">ADDRESS</text:p>
          </table:table-cell>
          <table:table-cell table:style-name="Tabla1.B2" office:value-type="string">
            <text:p text:style-name="P6">Nombre y correo del autor</text:p>
          </table:table-cell>
        </table:table-row>
        <table:table-row>
          <table:table-cell table:style-name="Tabla1.A2" office:value-type="string">
            <text:p text:style-name="P6">SECTION</text:p>
          </table:table-cell>
          <table:table-cell table:style-name="Tabla1.B2" office:value-type="string">
            <text:p text:style-name="P6">Sección con la información principal</text:p>
          </table:table-cell>
        </table:table-row>
        <table:table-row>
          <table:table-cell table:style-name="Tabla1.A2" office:value-type="string">
            <text:p text:style-name="P6">ARTICLE</text:p>
          </table:table-cell>
          <table:table-cell table:style-name="Tabla1.B2" office:value-type="string">
            <text:p text:style-name="P6">Diferencia los distintos artículos dentro de &lt;SECTION&gt;, puede haber varios dentro de un mismo &lt;SECTION&gt;</text:p>
          </table:table-cell>
        </table:table-row>
        <table:table-row>
          <table:table-cell table:style-name="Tabla1.A2" office:value-type="string">
            <text:p text:style-name="P6">HGROUP</text:p>
          </table:table-cell>
          <table:table-cell table:style-name="Tabla1.B2" office:value-type="string">
            <text:p text:style-name="P6">Agrupa uno o más títulos y subtítulos (está quedando obsoleto, ahora se reemplaza por un &lt;HEADER&gt;</text:p>
          </table:table-cell>
        </table:table-row>
        <table:table-row>
          <table:table-cell table:style-name="Tabla1.A2" office:value-type="string">
            <text:p text:style-name="P9">FIGURE</text:p>
          </table:table-cell>
          <table:table-cell table:style-name="Tabla1.B2" office:value-type="string">
            <text:p text:style-name="P9">Identifica una imagen u objeto relacionado con el texto y es considerado parte de este</text:p>
          </table:table-cell>
        </table:table-row>
        <table:table-row>
          <table:table-cell table:style-name="Tabla1.A2" office:value-type="string">
            <text:p text:style-name="P9">FIGCAPTION</text:p>
          </table:table-cell>
          <table:table-cell table:style-name="Tabla1.B2" office:value-type="string">
            <text:p text:style-name="P9">Identifica la leyenda dentro de &lt;FIGURE&gt; referenciando a una imagen</text:p>
          </table:table-cell>
        </table:table-row>
        <table:table-row>
          <table:table-cell table:style-name="Tabla1.A2" office:value-type="string">
            <text:p text:style-name="P9">BLOCKQUOTE</text:p>
          </table:table-cell>
          <table:table-cell table:style-name="Tabla1.B2" office:value-type="string">
            <text:p text:style-name="P9">Marca un párrafo con una cita dentro de un elemento &lt;FIGURE&gt;</text:p>
          </table:table-cell>
        </table:table-row>
        <table:table-row>
          <table:table-cell table:style-name="Tabla1.A2" office:value-type="string">
            <text:p text:style-name="P9">TIME</text:p>
          </table:table-cell>
          <table:table-cell table:style-name="Tabla1.B2" office:value-type="string">
            <text:p text:style-name="P9">Marca una fecha para ser reconocidas por aplicaciones y dispositivos u ordenadores</text:p>
          </table:table-cell>
        </table:table-row>
        <text:soft-page-break/>
        <table:table-row>
          <table:table-cell table:style-name="Tabla1.B2" table:number-columns-spanned="2" office:value-type="string">
            <text:p text:style-name="P9">&lt;TIME datatime=”AAAA-MM-DD” pubdate&gt;</text:p>
            <text:list xml:id="list6304492349797135975" text:style-name="L1">
              <text:list-item>
                <text:p text:style-name="P10">datetime → Atributo que indica la fecha</text:p>
              </text:list-item>
              <text:list-item>
                <text:p text:style-name="P10">pubdate → Atributo que indica que la fecha presentada es la de publicación</text:p>
              </text:list-item>
              <text:list-item>
                <text:p text:style-name="P11">La hora se coloca en formato HH:MM y separado por una “T”</text:p>
              </text:list-item>
            </text:list>
            <text:p text:style-name="P12">&lt;TIME datetime=”2015-08-13T21:40” pubdate&gt;</text:p>
            <text:p text:style-name="P9"/>
          </table:table-cell>
          <table:covered-table-cell/>
        </table:table-row>
        <table:table-row>
          <table:table-cell table:style-name="Tabla1.A2" office:value-type="string">
            <text:p text:style-name="P9">DFN</text:p>
          </table:table-cell>
          <table:table-cell table:style-name="Tabla1.B2" office:value-type="string">
            <text:p text:style-name="P9">Marca la ubicación de una definición</text:p>
          </table:table-cell>
        </table:table-row>
        <table:table-row>
          <table:table-cell table:style-name="Tabla1.A2" office:value-type="string">
            <text:p text:style-name="P13">WBR</text:p>
          </table:table-cell>
          <table:table-cell table:style-name="Tabla1.B2" office:value-type="string">
            <text:p text:style-name="P13">Se inserta en medio de una palabra larga para indicar por donde debería ser cortada</text:p>
          </table:table-cell>
        </table:table-row>
        <table:table-row>
          <table:table-cell table:style-name="Tabla1.A2" office:value-type="string">
            <text:p text:style-name="P13">MARK</text:p>
          </table:table-cell>
          <table:table-cell table:style-name="Tabla1.B2" office:value-type="string">
            <text:p text:style-name="P13">Remarca un contenido que sea relevante</text:p>
          </table:table-cell>
        </table:table-row>
        <table:table-row>
          <table:table-cell table:style-name="Tabla1.A2" office:value-type="string">
            <text:p text:style-name="P13">SMALL</text:p>
          </table:table-cell>
          <table:table-cell table:style-name="Tabla1.B2" office:value-type="string">
            <text:p text:style-name="P13">Señala letra pequeña en los textos legales</text:p>
          </table:table-cell>
        </table:table-row>
        <table:table-row>
          <table:table-cell table:style-name="Tabla1.A2" office:value-type="string">
            <text:p text:style-name="P13">CITE</text:p>
          </table:table-cell>
          <table:table-cell table:style-name="Tabla1.B2" office:value-type="string">
            <text:p text:style-name="P13">Designa título de película, obra o canción</text:p>
          </table:table-cell>
        </table:table-row>
        <table:table-row>
          <table:table-cell table:style-name="Tabla1.A2" office:value-type="string">
            <text:p text:style-name="P13">STRONG</text:p>
          </table:table-cell>
          <table:table-cell table:style-name="Tabla1.B2" office:value-type="string">
            <text:p text:style-name="P13">Aplica el formato negrita para dar importancia a la palabra</text:p>
          </table:table-cell>
        </table:table-row>
        <table:table-row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13"/>
          </table:table-cell>
        </table:table-row>
      </table:table>
      <text:p text:style-name="P1"/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ETIQUETA</text:p>
          </table:table-cell>
          <table:table-cell table:style-name="Tabla2.B1" office:value-type="string">
            <text:p text:style-name="P7">Descripción</text:p>
          </table:table-cell>
        </table:table-row>
        <table:table-row>
          <table:table-cell table:style-name="Tabla2.A2" office:value-type="string">
            <text:p text:style-name="P8">UL</text:p>
          </table:table-cell>
          <table:table-cell table:style-name="Tabla2.B2" office:value-type="string">
            <text:p text:style-name="P8">Listas desordenadas, señalizadas con un punto por cada “LI” (modificable)</text:p>
          </table:table-cell>
        </table:table-row>
        <table:table-row>
          <table:table-cell table:style-name="Tabla2.A2" office:value-type="string">
            <text:p text:style-name="P8">OL</text:p>
          </table:table-cell>
          <table:table-cell table:style-name="Tabla2.B2" office:value-type="string">
            <text:p text:style-name="P8">Listas ordenadas, señalizadas con un número por cada “LI” (modificable)</text:p>
          </table:table-cell>
        </table:table-row>
        <table:table-row>
          <table:table-cell table:style-name="Tabla2.A2" office:value-type="string">
            <text:p text:style-name="P8">LI</text:p>
          </table:table-cell>
          <table:table-cell table:style-name="Tabla2.B2" office:value-type="string">
            <text:p text:style-name="P8">Cada entrada o línea de una lista</text:p>
          </table:table-cell>
        </table:table-row>
        <table:table-row>
          <table:table-cell table:style-name="Tabla2.A2" office:value-type="string">
            <text:p text:style-name="P8">DL</text:p>
          </table:table-cell>
          <table:table-cell table:style-name="Tabla2.B2" office:value-type="string">
            <text:p text:style-name="P8">Listas de definición se especifica un elemento principal o título y se tabula cada subelemento desplazándolo del margen izquierdo</text:p>
          </table:table-cell>
        </table:table-row>
        <table:table-row>
          <table:table-cell table:style-name="Tabla2.A2" office:value-type="string">
            <text:p text:style-name="P8">DT</text:p>
          </table:table-cell>
          <table:table-cell table:style-name="Tabla2.B2" office:value-type="string">
            <text:p text:style-name="P8">Definición, término o título dentro de un “DL”</text:p>
          </table:table-cell>
        </table:table-row>
        <table:table-row>
          <table:table-cell table:style-name="Tabla2.A2" office:value-type="string">
            <text:p text:style-name="P8">DD</text:p>
          </table:table-cell>
          <table:table-cell table:style-name="Tabla2.B2" office:value-type="string">
            <text:p text:style-name="P8">Cada definición, equivalente a &lt;LI&gt; en los otros tipos de listas</text:p>
          </table:table-cell>
        </table:table-row>
        <table:table-row>
          <table:table-cell table:style-name="Tabla2.B2" table:number-columns-spanned="2" office:value-type="string">
            <text:p text:style-name="P8"/>
            <text:p text:style-name="P8">&lt;DL&gt;</text:p>
            <text:p text:style-name="P8"><text:s text:c="2"/>&lt;DD&gt;Primer nivel de desplazamiento</text:p>
            <text:p text:style-name="P8"><text:s text:c="4"/>&lt;DL&gt;</text:p>
            <text:p text:style-name="P8"><text:s text:c="6"/>&lt;DD&gt;Segundo nivel de desplazamiento</text:p>
            <text:p text:style-name="P8"><text:s text:c="6"/>&lt;DL&gt;</text:p>
            <text:p text:style-name="P8"><text:s text:c="8"/>&lt;DD&gt;Tercer nivel de desplazamiento</text:p>
            <text:p text:style-name="P8"><text:s text:c="6"/>&lt;/DL&gt;</text:p>
            <text:p text:style-name="P8"><text:s text:c="4"/>&lt;/DL&gt;</text:p>
            <text:p text:style-name="P8">&lt;/DL&gt;</text:p>
            <text:p text:style-name="P8"/>
            <text:p text:style-name="P8">&lt;DL&gt;</text:p>
            <text:p text:style-name="P8"><text:s text:c="2"/>&lt;DT&gt;Argentina</text:p>
            <text:p text:style-name="P8"><text:s text:c="2"/>&lt;DD&gt;Buenos Aires</text:p>
            <text:p text:style-name="P8"><text:s text:c="2"/>&lt;DT&gt;Uruguay</text:p>
            <text:p text:style-name="P8"><text:s text:c="2"/>&lt;DD&gt;Montevideo</text:p>
            <text:p text:style-name="P8">&lt;/DL&gt;</text:p>
            <text:p text:style-name="P8"/>
          </table:table-cell>
          <table:covered-table-cell/>
        </table:table-row>
      </table:table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ATRIBUTOS</text:p>
          </table:table-cell>
          <table:table-cell table:style-name="Tabla3.B1" office:value-type="string">
            <text:p text:style-name="P13">DESCRIPCIÓN</text:p>
          </table:table-cell>
        </table:table-row>
        <table:table-row>
          <table:table-cell table:style-name="Tabla3.A2" office:value-type="string">
            <text:p text:style-name="P13"><text:span text:style-name="T1">r</text:span>eversed</text:p>
          </table:table-cell>
          <table:table-cell table:style-name="Tabla3.B2" office:value-type="string">
            <text:p text:style-name="P13">En una lista ordenada “OL” ordenará de forma inversa</text:p>
          </table:table-cell>
        </table:table-row>
        <table:table-row>
          <table:table-cell table:style-name="Tabla3.A2" office:value-type="string">
            <text:p text:style-name="P13"><text:span text:style-name="T1">d</text:span>ata</text:p>
          </table:table-cell>
          <table:table-cell table:style-name="Tabla3.B2" office:value-type="string">
            <text:p text:style-name="P14">Permite alojar información adicional o metadatos, se utiliza con “data-” seguido del <text:soft-page-break/>nombre personalizado dentro de la etiqueta</text:p>
          </table:table-cell>
        </table:table-row>
        <table:table-row>
          <table:table-cell table:style-name="Tabla3.B2" table:number-columns-spanned="2" office:value-type="string">
            <text:p text:style-name="P14">&lt;IMG src=”imagendeturno.jpg” alt=”logo”</text:p>
            <text:p text:style-name="P14"><text:s text:c="2"/>data-tecnica=”Pintura”</text:p>
            <text:p text:style-name="P14"><text:s text:c="2"/>data-aplicacion=”GIMP”</text:p>
            <text:p text:style-name="P14"><text:s text:c="2"/>data-autor=”Raúl”</text:p>
            <text:p text:style-name="P15">/&gt;</text:p>
          </table:table-cell>
          <table:covered-table-cell/>
        </table:table-row>
        <table:table-row>
          <table:table-cell table:style-name="Tabla3.A2" office:value-type="string">
            <text:p text:style-name="P15">ping</text:p>
          </table:table-cell>
          <table:table-cell table:style-name="Tabla3.B2" office:value-type="string">
            <text:p text:style-name="P15">Se utiliza en la etiqueta link &lt;A&gt; para notificar a un destino cuando se pulsa un enlace, por ejemplo para registrar estadísticas de la página</text:p>
          </table:table-cell>
        </table:table-row>
        <table:table-row>
          <table:table-cell table:style-name="Tabla3.A2" office:value-type="string">
            <text:p text:style-name="P15">download</text:p>
          </table:table-cell>
          <table:table-cell table:style-name="Tabla3.B2" office:value-type="string">
            <text:p text:style-name="P15">Indica si el archivo al cual pulsamos debe abrirse o descargarse</text:p>
          </table:table-cell>
        </table:table-row>
        <table:table-row>
          <table:table-cell table:style-name="Tabla3.B2" table:number-columns-spanned="2" office:value-type="string">
            <text:p text:style-name="P15">&lt;A href=”<text:a xlink:type="simple" xlink:href="http://www.paginadepepito/" text:style-name="Internet_20_link" text:visited-style-name="Visited_20_Internet_20_Link">http://www.paginadepepito</text:a>” ping=”<text:a xlink:type="simple" xlink:href="http://www.miweb.es/control.php" text:style-name="Internet_20_link" text:visited-style-name="Visited_20_Internet_20_Link">http://www.miweb.es/control.php</text:a> download&gt;Categoría1&lt;/A&gt;</text:p>
          </table:table-cell>
          <table:covered-table-cell/>
        </table:table-row>
        <table:table-row>
          <table:table-cell table:style-name="Tabla3.A2" office:value-type="string">
            <text:p text:style-name="P16">contenteditable</text:p>
          </table:table-cell>
          <table:table-cell table:style-name="Tabla3.B2" office:value-type="string">
            <text:p text:style-name="P16">Hace que cualquier elemento de la página sea editable, admite tres valores</text:p>
            <text:list xml:id="list6860236513238901604" text:style-name="L2">
              <text:list-item>
                <text:p text:style-name="P17">true → Es contenido editable</text:p>
              </text:list-item>
              <text:list-item>
                <text:p text:style-name="P17">false → No es editable (por defecto si se omite el atributo)</text:p>
              </text:list-item>
              <text:list-item>
                <text:p text:style-name="P17">inherit → Editable si el elemento anidado lo hereda</text:p>
              </text:list-item>
            </text:list>
          </table:table-cell>
        </table:table-row>
        <table:table-row>
          <table:table-cell table:style-name="Tabla3.A2" office:value-type="string">
            <text:p text:style-name="P18">spellcheck</text:p>
          </table:table-cell>
          <table:table-cell table:style-name="Tabla3.B2" office:value-type="string">
            <text:p text:style-name="P18">Comprueba si el contenido editable contiene errores ortográficos. Puede tener valor “true” o “false”</text:p>
          </table:table-cell>
        </table:table-row>
        <table:table-row>
          <table:table-cell table:style-name="Tabla3.A2" office:value-type="string">
            <text:p text:style-name="P18">draggable</text:p>
          </table:table-cell>
          <table:table-cell table:style-name="Tabla3.B2" office:value-type="string">
            <text:p text:style-name="P18">Permite arrastrar elementos de un lugar a otro. Para complementar la función de este atributo se necesita javascript ya que podemos arrastrar pero no soltar el bloque</text:p>
          </table:table-cell>
        </table:table-row>
        <table:table-row>
          <table:table-cell table:style-name="Tabla3.A2" office:value-type="string">
            <text:p text:style-name="P18">translate</text:p>
          </table:table-cell>
          <table:table-cell table:style-name="Tabla3.B2" office:value-type="string">
            <text:p text:style-name="P18">Indica si se traducirá o no un fragmento (“Yes” o “No”)</text:p>
          </table:table-cell>
        </table:table-row>
      </table:table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19">Incrustar archivos de audio</text:p>
          </table:table-cell>
          <table:covered-table-cell/>
        </table:table-row>
        <table:table-row>
          <table:table-cell table:style-name="Tabla4.A2" office:value-type="string">
            <text:p text:style-name="P18">AUDIO</text:p>
          </table:table-cell>
          <table:table-cell table:style-name="Tabla4.B2" office:value-type="string">
            <text:p text:style-name="P18">Es la etiqueta que define el bloque para audio</text:p>
          </table:table-cell>
        </table:table-row>
        <table:table-row>
          <table:table-cell table:style-name="Tabla4.A2" office:value-type="string">
            <text:p text:style-name="P18">SOURCE</text:p>
          </table:table-cell>
          <table:table-cell table:style-name="Tabla4.B2" office:value-type="string">
            <text:p text:style-name="P18">Esta etiqueta indica el origen del audio</text:p>
          </table:table-cell>
        </table:table-row>
        <table:table-row>
          <table:table-cell table:style-name="Tabla4.A2" office:value-type="string">
            <text:p text:style-name="P18">autoplay</text:p>
          </table:table-cell>
          <table:table-cell table:style-name="Tabla4.B2" office:value-type="string">
            <text:p text:style-name="P18">Se reproduce automáticamente con este atributo</text:p>
          </table:table-cell>
        </table:table-row>
        <table:table-row>
          <table:table-cell table:style-name="Tabla4.A2" office:value-type="string">
            <text:p text:style-name="P18">loop</text:p>
          </table:table-cell>
          <table:table-cell table:style-name="Tabla4.B2" office:value-type="string">
            <text:p text:style-name="P18">Con este atributo crea un bucle infinito, es decir, se repite constantemente</text:p>
          </table:table-cell>
        </table:table-row>
        <table:table-row>
          <table:table-cell table:style-name="Tabla4.A2" office:value-type="string">
            <text:p text:style-name="P18">preload</text:p>
          </table:table-cell>
          <table:table-cell table:style-name="Tabla4.B2" office:value-type="string">
            <text:p text:style-name="P18">Hace referencia a ala forma de cachear el audio admitiendo estos tres valores:</text:p>
            <text:list xml:id="list4407847747153755221" text:style-name="L3">
              <text:list-item>
                <text:p text:style-name="P20">none → No será almacenado en caché</text:p>
              </text:list-item>
              <text:list-item>
                <text:p text:style-name="P20">metadata → Comprueba si hay metadatos sobre este</text:p>
              </text:list-item>
              <text:list-item>
                <text:p text:style-name="P20">auto → Se realiza por defecto la descarga</text:p>
              </text:list-item>
            </text:list>
          </table:table-cell>
        </table:table-row>
        <table:table-row>
          <table:table-cell table:style-name="Tabla4.B2" table:number-columns-spanned="2" office:value-type="string">
            <text:p text:style-name="P21">&lt;SECTION id=”reproductor”&gt;</text:p>
            <text:p text:style-name="P21"/>
          </table:table-cell>
          <table:covered-table-cell/>
        </table:table-row>
        <table:table-row>
          <table:table-cell table:style-name="Tabla4.A2" office:value-type="string">
            <text:p text:style-name="P18"/>
          </table:table-cell>
          <table:table-cell table:style-name="Tabla4.B2" office:value-type="string">
            <text:p text:style-name="P1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9:50:36.855000000</meta:creation-date>
    <dc:date>2015-12-03T11:01:48.916000000</dc:date>
    <meta:editing-duration>PT1H11M8S</meta:editing-duration>
    <meta:editing-cycles>14</meta:editing-cycles>
    <meta:generator>LibreOffice/5.0.3.2$Windows_x86 LibreOffice_project/e5f16313668ac592c1bfb310f4390624e3dbfb75</meta:generator>
    <meta:document-statistic meta:table-count="4" meta:image-count="0" meta:object-count="0" meta:page-count="4" meta:paragraph-count="134" meta:word-count="706" meta:character-count="4643" meta:non-whitespace-character-count="4008"/>
  </office:meta>
</office:document-meta>
</file>